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22cm"/>
    </style:style>
    <style:style style:name="co3" style:family="table-column">
      <style:table-column-properties fo:break-before="auto" style:column-width="12.7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W3I Changelog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W3I Version</text:p>
          </table:table-cell>
          <table:table-cell table:style-name="ce1" office:value-type="string" calcext:value-type="string">
            <text:p>Known Patch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Added playable map width/heigh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/>
          <table:table-cell office:value-type="string" calcext:value-type="string">
            <text:p>Added map flag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/>
          <table:table-cell office:value-type="string" calcext:value-type="string">
            <text:p>Added unknown values before camera bound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/>
          <table:table-cell office:value-type="string" calcext:value-type="string">
            <text:p>Added player ally priority low/high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/>
          <table:table-cell office:value-type="string" calcext:value-type="string">
            <text:p>Added: custom upgrad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/>
          <table:table-cell office:value-type="string" calcext:value-type="string">
            <text:p>Added: custom tec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ta ROC 100, 103, 110</text:p>
          </table:table-cell>
          <table:table-cell office:value-type="string" calcext:value-type="string">
            <text:p>Added: recommended player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moved unknowns before camera bounds present in 8 and earlier. Removed u4 before map flag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ta ROC 111, 112</text:p>
          </table:table-cell>
          <table:table-cell office:value-type="string" calcext:value-type="string">
            <text:p>Added loading screen tex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ta ROC 112</text:p>
          </table:table-cell>
          <table:table-cell office:value-type="string" calcext:value-type="string">
            <text:p>Added loading screen title, subtitl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dded random unit table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dded prologue screen text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dded size of map's unplayable are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ta ROC 120</text:p>
          </table:table-cell>
          <table:table-cell office:value-type="string" calcext:value-type="string">
            <text:p>war3map.wts format introduced after v11, present in v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dded WE version and map saves numbe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dded loading screen number for campaign and game data set versio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C Retail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Added global weather rawcode i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Added custom sound env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ta TFT 299</text:p>
          </table:table-cell>
          <table:table-cell office:value-type="string" calcext:value-type="string">
            <text:p>Added custom light env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ta TFT 304</text:p>
          </table:table-cell>
          <table:table-cell office:value-type="string" calcext:value-type="string">
            <text:p><text:span text:style-name="T1">Added r</text:span>andom item table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FT Retail</text:p>
          </table:table-cell>
          <table:table-cell office:value-type="string" calcext:value-type="string">
            <text:p>Added water tin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.31.0.12071: ROC-ROC multi and TFT-TFT multi</text:p>
          </table:table-cell>
          <table:table-cell office:value-type="string" calcext:value-type="string">
            <text:p>Added script lang switch, (Unconfirmed: changed how game data set version was treated between ROC/TFT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.31.0.12071: TFT-TFT multi</text:p>
          </table:table-cell>
          <table:table-cell office:value-type="string" calcext:value-type="string">
            <text:p>Added game version: A.B.C.D, 1.32.3.45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Moved scripting language switch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Added graphics mod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Added game data version (TFT or ROC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/>
          <table:table-cell office:value-type="string" calcext:value-type="string">
            <text:p>Added player: enemy priority low/hig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1T12:27:56.332136081</dc:date>
    <meta:editing-duration>PT46S</meta:editing-duration>
    <meta:editing-cycles>2</meta:editing-cycles>
    <meta:generator>LibreOffice/7.4.6.2$Linux_X86_64 LibreOffice_project/40$Build-2</meta:generator>
    <meta:document-statistic meta:table-count="1" meta:cell-count="73" meta:object-count="0"/>
  </office:meta>
</office:document-meta>
</file>